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3.6.3</text:p>
      <text:p text:style-name="P4"/>
      <text:p text:style-name="P5">April 2009</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3.6.3</text:span><text:span text:style-name="T10">.tar.gz　</text:span><text:span text:style-name="Source_20_Text">zk-</text:span><text:span text:style-name="T10">bin-std-</text:span><text:span text:style-name="Source_20_Text">3.6.3</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3.6.3</text:span><text:span text:style-name="T10">.tar.gz　</text:span><text:span text:style-name="Source_20_Text">zk-</text:span><text:span text:style-name="T10">bin-prof-</text:span><text:span text:style-name="Source_20_Text">3.6.3</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3.6.3</text:span><text:span text:style-name="T10">.tar.gz<text:line-break/></text:span><text:span text:style-name="Source_20_Text">zk-bin-3.6.3</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3.6.3</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3.6.3.</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3.6.3.</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6.3.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3.6.3</text:span><text:span text:style-name="T10">.zip</text:span> <text:span text:style-name="T3">または</text:span><text:span text:style-name="Source_20_Text"> zk-bin-3.6.3</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3.6.3</text:span><text:span text:style-name="T10">.zip</text:span><text:span text:style-name="T3"> か</text:span> <text:span text:style-name="Source_20_Text">zk-bin-3.6.3</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3.6.3</text:span><text:span text:style-name="T10">.zip </text:span><text:span text:style-name="T3">もしくは</text:span> <text:span text:style-name="Source_20_Text">zk-bin-3.6.3</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3.6.3</text:span><text:span text:style-name="T10">.zip</text:span><text:span text:style-name="T3"> もしくは</text:span> <text:span text:style-name="Source_20_Text">zk-bin-3.6.3</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3.6.3</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2</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13 and </text:span><text:a xlink:type="simple" xlink:href="http://www.jfree.org/jcommon">JCommon</text:a><text:span text:style-name="T9"> 1.0.16</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1</text:p>
            <text:p text:style-name="P28">[スタンダード版・Pro版には入っておりません]</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5.6 (groovy-all)</text:span></text:p>
            <text:p text:style-name="P28">[スタンダード版・Pro版には入っておりません]</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5.0</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6.3</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3.6.3<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6-29T14:53:44</dc:date>
    <dc:language>en-US</dc:language>
    <meta:editing-cycles>1165</meta:editing-cycles>
    <meta:editing-duration>P4DT4H42M31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6"/>
  </office:meta>
</office:document-meta>
</file>